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, tahom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4a0a"/>
    </style:style>
    <style:style style:name="P2" style:family="paragraph" style:parent-style-name="Heading_20_2">
      <style:text-properties officeooo:paragraph-rsid="00054a0a"/>
    </style:style>
    <style:style style:name="T1" style:family="text">
      <style:text-properties fo:font-variant="normal" fo:text-transform="none" fo:color="#000000" style:text-line-through-style="none" style:font-name="Tahoma" fo:font-size="12pt" fo:letter-spacing="normal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ahoma" fo:font-size="12pt" fo:letter-spacing="normal" fo:font-style="normal" style:text-underline-style="none" fo:font-weight="bold" officeooo:rsid="00054a0a" style:text-blinking="false" fo:background-color="transparent"/>
    </style:style>
    <style:style style:name="T3" style:family="text">
      <style:text-properties officeooo:rsid="00054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1. </text:span><text:a xlink:type="simple" xlink:href="http://www.ha.art.pl/prezentacje/39-edufactory/2044-czasopismo-edu-factory-nr-12011-walki-uniwersyteckie-a-system-pomiaru.html"><text:span text:style-name="T1">Czasopismo Edu-factory nr 1/2011 - Walki uniwersyteckie a system pomiaru</text:span></text:a></text:h>
      <text:p text:style-name="Standard"><text:a xlink:type="simple" xlink:href="http://www.ha.art.pl/prezentacje/39-edufactory/2044-czasopismo-edu-factory-nr-12011-walki-uniwersyteckie-a-system-pomiaru.html">http://www.ha.art.pl/prezentacje/39-edufactory/2044-czasopismo-edu-factory-nr-12011-walki-uniwersyteckie-a-system-pomiaru.html</text:a></text:p>
      <text:p text:style-name="Standard"/>
      <text:p text:style-name="P1"><text:span text:style-name="T3"/></text:p>
      <text:h text:style-name="Heading_20_2" text:outline-level="2"><text:span text:style-name="T2">2.</text:span><text:a xlink:type="simple" xlink:href="http://www.ha.art.pl/prezentacje/39-edufactory/1969-andrew-ross-powstanie-globalnego-uniwersytetu-.html"><text:span text:style-name="T1">Andrew Ross - Powstanie globalnego uniwersytetu</text:span></text:a></text:h>
      <text:p text:style-name="Standard"><text:a xlink:type="simple" xlink:href="http://www.ha.art.pl/prezentacje/39-edufactory/1969-andrew-ross-powstanie-globalnego-uniwersytetu-.html">http://www.ha.art.pl/prezentacje/39-edufactory/1969-andrew-ross-powstanie-globalnego-uniwersytetu-.html</text:a></text:p>
      <text:p text:style-name="Standard"/>
      <text:p text:style-name="Standard"/>
      <text:h text:style-name="Heading_20_2" text:outline-level="2"><text:span text:style-name="T2">3. </text:span><text:a xlink:type="simple" xlink:href="http://www.ha.art.pl/prezentacje/39-edufactory/1959-stevphen-shukaitis-infrapolityka-i-nomadyczna-maszyna-edukacyjna.html"><text:span text:style-name="T1">Stevphen Shukaitis - Infrapolityka i nomadyczna maszyna edukacyjna</text:span></text:a></text:h>
      <text:p text:style-name="Standard"><text:a xlink:type="simple" xlink:href="http://www.ha.art.pl/prezentacje/39-edufactory/1959-stevphen-shukaitis-infrapolityka-i-nomadyczna-maszyna-edukacyjna.html">http://www.ha.art.pl/prezentacje/39-edufactory/1959-stevphen-shukaitis-infrapolityka-i-nomadyczna-maszyna-edukacyjna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, tahom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8T08:25:03</meta:creation-date>
    <meta:document-statistic meta:table-count="0" meta:image-count="0" meta:object-count="0" meta:page-count="1" meta:paragraph-count="6" meta:word-count="29" meta:character-count="543"/>
    <dc:date>2011-11-18T08:36:59</dc:date>
    <meta:editing-duration>PT00H00M02S</meta:editing-duration>
    <meta:editing-cycles>1</meta:editing-cycles>
    <meta:generator>OpenOffice.org/3.2$Linux OpenOffice.org_project/320m15$Build-9492</meta:generator>
  </office:meta>
</office:document-meta>
</file>